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dell.archive.canonical.com/updates/pool/public/libf/libfprint-2-tod1-goodix/" text:style-name="Internet_20_link" text:visited-style-name="Visited_20_Internet_20_Link">http://dell.archive.canonical.com/updates/pool/public/libf/libfprint-2-tod1-goodix/</text:a></text:p>
      <text:p text:style-name="Standard"/>
      <text:p text:style-name="Standard"><text:a xlink:type="simple" xlink:href="https://www.reddit.com/r/Dell/comments/ixwgm0/xps_15_9500_ubuntu_popos_fingerprint_howto/" text:style-name="Internet_20_link" text:visited-style-name="Visited_20_Internet_20_Link">https://www.reddit.com/r/Dell/comments/ixwgm0/xps_15_9500_ubuntu_popos_fingerprint_howto/</text:a></text:p>
      <text:p text:style-name="Standard"/>
      <text:p text:style-name="Standard"><text:a xlink:type="simple" xlink:href="https://gist.github.com/stefanovazzocell/22798cd9f5df331020c6beb1b3020369/1b707f797e386d54a9f66d9437d7050d04262c9b" text:style-name="Internet_20_link" text:visited-style-name="Visited_20_Internet_20_Link">https://gist.github.com/stefanovazzocell/22798cd9f5df331020c6beb1b3020369/1b707f797e386d54a9f66d9437d7050d04262c9b</text:a></text:p>
      <text:p text:style-name="Standard"/>
      <text:p text:style-name="Standard"><text:a xlink:type="simple" xlink:href="https://askubuntu.com/questions/1239582/xps-13-9300-fingerprint-reader-any-driver-updates" text:style-name="Internet_20_link" text:visited-style-name="Visited_20_Internet_20_Link">https://askubuntu.com/questions/1239582/xps-13-9300-fingerprint-reader-any-driver-updates</text:a></text:p>
      <text:p text:style-name="Standard"/>
      <text:p text:style-name="Standard"><text:a xlink:type="simple" xlink:href="https://support.system76.com/articles/setup-face-recognition/" text:style-name="Internet_20_link" text:visited-style-name="Visited_20_Internet_20_Link">https://support.system76.com/articles/setup-face-recognition/</text:a></text:p>
      <text:p text:style-name="Standard"/>
      <text:p text:style-name="Standard"><text:a xlink:type="simple" xlink:href="https://askubuntu.com/questions/1248426/what-has-replaced-dconf-tools-for-ubuntu-20-04" text:style-name="Internet_20_link" text:visited-style-name="Visited_20_Internet_20_Link">https://askubuntu.com/questions/1248426/what-has-replaced-dconf-tools-for-ubuntu-20-04</text:a></text:p>
      <text:p text:style-name="Standard"/>
      <text:p text:style-name="Standard"><text:a xlink:type="simple" xlink:href="https://www.reddit.com/r/Dell/comments/hla8yk/how_to_enable_s3_deep_sleep_on_xps_17_9700_in/" text:style-name="Internet_20_link" text:visited-style-name="Visited_20_Internet_20_Link">https://www.reddit.com/r/Dell/comments/hla8yk/how_to_enable_s3_deep_sleep_on_xps_17_9700_in/</text:a></text:p>
      <text:p text:style-name="Standard"/>
      <text:p text:style-name="Standard"><text:a xlink:type="simple" xlink:href="https://wiki.archlinux.org/title/Dell_XPS_15_9570" text:style-name="Internet_20_link" text:visited-style-name="Visited_20_Internet_20_Link">https://wiki.archlinux.org/title/Dell_XPS_15_9570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7T20:54:54.184441725</meta:creation-date>
    <dc:date>2022-01-27T23:14:31.264784279</dc:date>
    <meta:editing-duration>PT2M59S</meta:editing-duration>
    <meta:editing-cycles>5</meta:editing-cycles>
    <meta:generator>LibreOffice/7.2.5.2$Linux_X86_64 LibreOffice_project/20$Build-2</meta:generator>
    <meta:document-statistic meta:table-count="0" meta:image-count="0" meta:object-count="0" meta:page-count="1" meta:paragraph-count="8" meta:word-count="8" meta:character-count="663" meta:non-whitespace-character-count="663"/>
  </office:meta>
</office:document-meta>
</file>